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svg:stroke-color="#000000" draw:marker-start-width="0.352cm" draw:marker-end-width="0.352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051cm" svg:stroke-color="#000000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000000" draw:marker-start-width="0.277cm" draw:marker-end-width="0.277cm" draw:fill="solid" draw:fill-color="#ffffff" draw:textarea-horizontal-align="justify" draw:textarea-vertical-align="middle" draw:auto-grow-height="false" fo:padding-top="0.151cm" fo:padding-bottom="0.151cm" fo:padding-left="0.276cm" fo:padding-right="0.27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334cm" svg:height="1.651cm" svg:x="8.683cm" svg:y="5.064cm">
          <text:p text:style-name="P1"><text:span text:style-name="T1">Polyg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4.572cm" svg:height="2.032cm" svg:x="3.54cm" svg:y="9.763cm">
          <text:p text:style-name="P1">Rectang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3" draw:id="id3" draw:layer="layout" svg:width="4.572cm" svg:height="2.032cm" svg:x="9.128cm" svg:y="9.763cm">
          <text:p text:style-name="P1">Triangl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4" draw:id="id4" draw:layer="layout" svg:width="4.572cm" svg:height="2.032cm" svg:x="14.589cm" svg:y="9.763cm">
          <text:p text:style-name="P1">Squar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" draw:layer="layout" draw:type="line" svg:x1="11.35cm" svg:y1="6.715cm" svg:x2="5.826cm" svg:y2="9.763cm" draw:start-shape="id1" draw:start-glue-point="6" draw:end-shape="id2" draw:end-glue-point="4" svg:d="m11350 6715-5524 3048">
          <text:p/>
        </draw:connector>
        <draw:connector draw:style-name="gr4" draw:text-style-name="P1" draw:layer="layout" draw:type="line" svg:x1="11.35cm" svg:y1="6.715cm" svg:x2="11.414cm" svg:y2="9.763cm" draw:start-shape="id1" draw:start-glue-point="6" draw:end-shape="id3" draw:end-glue-point="4" svg:d="m11350 6715 64 3048">
          <text:p/>
        </draw:connector>
        <draw:connector draw:style-name="gr4" draw:text-style-name="P1" draw:layer="layout" draw:type="line" svg:x1="11.35cm" svg:y1="6.715cm" svg:x2="16.875cm" svg:y2="9.763cm" draw:start-shape="id1" draw:start-glue-point="6" draw:end-shape="id4" draw:end-glue-point="4" svg:d="m11350 6715 5525 30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pt" fo:country="P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bold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9-24T23:31:57</meta:creation-date>
    <dc:date>2012-09-24T23:55:11</dc:date>
    <meta:editing-duration>PT8M13S</meta:editing-duration>
    <meta:editing-cycles>1</meta:editing-cycles>
    <meta:document-statistic meta:object-count="7"/>
    <meta:generator>LibreOffice/3.6$Linux_x86 LibreOffice_project/360m1$Build-2</meta:generator>
  </office:meta>
</office:document-meta>
</file>